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0.9cm" fo:min-width="3.382cm"/>
    </style:style>
    <style:style style:name="gr3" style:family="graphic" style:parent-style-name="standard">
      <style:graphic-properties draw:stroke="none" svg:stroke-color="#000000" draw:fill="none" draw:fill-color="#ffffff" fo:min-height="1.35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2.9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7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68cm"/>
      <style:paragraph-properties style:writing-mode="lr-tb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0.157cm" fo:min-width="0cm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-33%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1cm" svg:y1="3cm" svg:x2="2cm" svg:y2="3cm">
          <text:p/>
        </draw:line>
        <draw:line draw:style-name="gr1" draw:text-style-name="P1" draw:layer="layout" svg:x1="14cm" svg:y1="16cm" svg:x2="2cm" svg:y2="16cm">
          <text:p/>
        </draw:line>
        <draw:custom-shape draw:style-name="gr2" draw:text-style-name="P2" draw:layer="layout" svg:width="3.882cm" svg:height="1.15cm" draw:transform="skewX (-0.000872664625997165) rotate (0.0020943951023932) translate (5.955cm 2.491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99cm" svg:height="1.602cm" draw:transform="rotate (0.00209439510239319) translate (7.498cm 1.205cm)">
          <draw:text-box>
            <text:p>R<text:span text:style-name="T1">2</text:span></text:p>
          </draw:text-box>
        </draw:frame>
        <draw:line draw:style-name="gr1" draw:text-style-name="P1" draw:layer="layout" svg:x1="2cm" svg:y1="2.9cm" svg:x2="2cm" svg:y2="15.9cm">
          <text:p/>
        </draw:line>
        <draw:custom-shape draw:style-name="gr4" draw:text-style-name="P4" draw:layer="layout" svg:width="1.842cm" svg:height="1.843cm" svg:x="1.1cm" svg:y="8.1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cm" svg:y1="3cm" svg:x2="13cm" svg:y2="16cm">
          <text:p/>
        </draw:line>
        <draw:custom-shape draw:style-name="gr2" draw:text-style-name="P2" draw:layer="layout" svg:width="3.882cm" svg:height="1.15cm" draw:transform="skewX (-0.000872664625997165) rotate (-1.5707963267949) translate (13.55cm 9.2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8cm" svg:height="1.3cm" svg:x="11.2cm" svg:y="10.5cm">
          <draw:text-box>
            <text:p>r<text:span text:style-name="T1">d</text:span></text:p>
          </draw:text-box>
        </draw:frame>
        <draw:frame draw:style-name="gr6" draw:text-style-name="P3" draw:layer="layout" svg:width="1.9cm" svg:height="13.274cm" svg:x="14.1cm" svg:y="2.982cm">
          <draw:text-box>
            <text:p>+</text:p>
            <text:p><text:span text:style-name="T2"/></text:p>
            <text:p><text:span text:style-name="T2">V</text:span><text:span text:style-name="T1">out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3">-</text:span></text:p>
          </draw:text-box>
        </draw:frame>
        <draw:frame draw:style-name="gr7" draw:text-style-name="P3" draw:layer="layout" svg:width="3.2cm" svg:height="1.977cm" svg:x="3.1cm" svg:y="8.4cm">
          <draw:text-box>
            <text:p>v<text:span text:style-name="T1">envelope</text:span></text:p>
          </draw:text-box>
        </draw:frame>
        <draw:custom-shape draw:style-name="gr4" draw:text-style-name="P4" draw:layer="layout" svg:width="1.842cm" svg:height="1.843cm" svg:x="12.001cm" svg:y="5.2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1.9cm" svg:height="2.118cm" svg:x="10.9cm" svg:y="5.582cm">
          <draw:text-box>
            <text:p><text:span text:style-name="T2">V</text:span><text:span text:style-name="T1">d</text:span></text:p>
          </draw:text-box>
        </draw:frame>
        <draw:custom-shape draw:style-name="gr9" draw:text-style-name="P2" draw:layer="layout" svg:width="0.576cm" svg:height="0.575cm" draw:transform="rotate (0.00209439510239319) translate (13.723cm 2.7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576cm" svg:height="0.575cm" draw:transform="rotate (0.00209439510239319) translate (13.724cm 15.7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5-08T20:45:19.647120436</dc:date>
    <meta:editing-duration>PT52M19S</meta:editing-duration>
    <meta:editing-cycles>10</meta:editing-cycles>
    <meta:generator>LibreOffice/6.4.6.2$Linux_X86_64 LibreOffice_project/40$Build-2</meta:generator>
    <meta:document-statistic meta:object-count="15"/>
  </office:meta>
</office:document-meta>
</file>